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764in"/>
    </style:style>
    <style:style style:name="co2" style:family="table-column">
      <style:table-column-properties fo:break-before="auto" style:column-width="0.2283in"/>
    </style:style>
    <style:style style:name="co3" style:family="table-column">
      <style:table-column-properties fo:break-before="auto" style:column-width="1.011in"/>
    </style:style>
    <style:style style:name="co4" style:family="table-column">
      <style:table-column-properties fo:break-before="auto" style:column-width="0.7862in"/>
    </style:style>
    <style:style style:name="co5" style:family="table-column">
      <style:table-column-properties fo:break-before="auto" style:column-width="0.9575in"/>
    </style:style>
    <style:style style:name="co6" style:family="table-column">
      <style:table-column-properties fo:break-before="auto" style:column-width="0.5819in"/>
    </style:style>
    <style:style style:name="co7" style:family="table-column">
      <style:table-column-properties fo:break-before="auto" style:column-width="0.7319in"/>
    </style:style>
    <style:style style:name="co8" style:family="table-column">
      <style:table-column-properties fo:break-before="auto" style:column-width="0.7752in"/>
    </style:style>
    <style:style style:name="co9" style:family="table-column">
      <style:table-column-properties fo:break-before="auto" style:column-width="1.1827in"/>
    </style:style>
    <style:style style:name="co10" style:family="table-column">
      <style:table-column-properties fo:break-before="auto" style:column-width="1.2256in"/>
    </style:style>
    <style:style style:name="co11" style:family="table-column">
      <style:table-column-properties fo:break-before="auto" style:column-width="0.6783in"/>
    </style:style>
    <style:style style:name="co12" style:family="table-column">
      <style:table-column-properties fo:break-before="auto" style:column-width="0.7217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id</text:p>
          </table:table-cell>
          <table:table-cell office:value-type="string">
            <text:p>device</text:p>
          </table:table-cell>
          <table:table-cell office:value-type="string">
            <text:p>rxtemprate0</text:p>
          </table:table-cell>
          <table:table-cell office:value-type="string">
            <text:p>rxtemprate</text:p>
          </table:table-cell>
          <table:table-cell office:value-type="string">
            <text:p>rxpositionrate0</text:p>
          </table:table-cell>
          <table:table-cell office:value-type="string">
            <text:p>rxpositionrate</text:p>
          </table:table-cell>
          <table:table-cell office:value-type="string">
            <text:p>scale</text:p>
          </table:table-cell>
          <table:table-cell office:value-type="string">
            <text:p>offset</text:p>
          </table:table-cell>
          <table:table-cell office:value-type="string">
            <text:p>mintorque</text:p>
          </table:table-cell>
          <table:table-cell office:value-type="string">
            <text:p>maxtorque</text:p>
          </table:table-cell>
          <table:table-cell office:value-type="string">
            <text:p>minspeed</text:p>
          </table:table-cell>
          <table:table-cell office:value-type="string">
            <text:p>maxspeed</text:p>
          </table:table-cell>
          <table:table-cell office:value-type="string">
            <text:p>minangle</text:p>
          </table:table-cell>
          <table:table-cell office:value-type="string">
            <text:p>maxangle</text:p>
          </table:table-cell>
        </table:table-row>
        <table:table-row table:style-name="ro1">
          <table:table-cell office:value-type="string">
            <text:p>LEG1_KNEE</text:p>
          </table:table-cell>
          <table:table-cell office:value-type="float" office:value="11">
            <text:p>11</text:p>
          </table:table-cell>
          <table:table-cell office:value-type="string">
            <text:p>${servos.type}</text:p>
          </table:table-cell>
          <table:table-cell table:formula="of:=1/15" office:value-type="float" office:value="0.0666666666666667">
            <text:p>0.0666666667</text:p>
          </table:table-cell>
          <table:table-cell table:formula="of:=[.D2]*(1+0.05*(RAND()*2-1))" office:value-type="float" office:value="0.0635829695686698">
            <text:p>0.0635829696</text:p>
          </table:table-cell>
          <table:table-cell office:value-type="float" office:value="0">
            <text:p>0</text:p>
          </table:table-cell>
          <table:table-cell table:formula="of:=[.F2]*(1+0.05*(RAND()*2-1))" office:value-type="float" office:value="0">
            <text:p>0</text:p>
          </table:table-cell>
          <table:table-cell office:value-type="float" office:value="3.6875">
            <text:p>3.6875</text:p>
          </table:table-cell>
          <table:table-cell office:value-type="float" office:value="-5">
            <text:p>-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${legs.minspeed}</text:p>
          </table:table-cell>
          <table:table-cell office:value-type="string">
            <text:p>${legs.maxspeed}</text:p>
          </table:table-cell>
          <table:table-cell office:value-type="float" office:value="-175">
            <text:p>-175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LEG1_FEMUR</text:p>
          </table:table-cell>
          <table:table-cell office:value-type="float" office:value="12">
            <text:p>12</text:p>
          </table:table-cell>
          <table:table-cell office:value-type="string">
            <text:p>${servos.type}</text:p>
          </table:table-cell>
          <table:table-cell table:formula="of:=1/15" office:value-type="float" office:value="0.0666666666666667">
            <text:p>0.0666666667</text:p>
          </table:table-cell>
          <table:table-cell table:formula="of:=[.D3]*(1+0.05*(RAND()*2-1))" office:value-type="float" office:value="0.0667107083213826">
            <text:p>0.0667107083</text:p>
          </table:table-cell>
          <table:table-cell office:value-type="float" office:value="0">
            <text:p>0</text:p>
          </table:table-cell>
          <table:table-cell table:formula="of:=[.F3]*(1+0.05*(RAND()*2-1))" office:value-type="float" office:value="0">
            <text:p>0</text:p>
          </table:table-cell>
          <table:table-cell office:value-type="float" office:value="-3.6875">
            <text:p>-3.6875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${legs.minspeed}</text:p>
          </table:table-cell>
          <table:table-cell office:value-type="string">
            <text:p>${legs.maxspeed}</text:p>
          </table:table-cell>
          <table:table-cell office:value-type="float" office:value="-175">
            <text:p>-175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LEG1_HIP</text:p>
          </table:table-cell>
          <table:table-cell office:value-type="float" office:value="13">
            <text:p>13</text:p>
          </table:table-cell>
          <table:table-cell office:value-type="string">
            <text:p>${servos.type}</text:p>
          </table:table-cell>
          <table:table-cell table:formula="of:=1/15" office:value-type="float" office:value="0.0666666666666667">
            <text:p>0.0666666667</text:p>
          </table:table-cell>
          <table:table-cell table:formula="of:=[.D4]*(1+0.05*(RAND()*2-1))" office:value-type="float" office:value="0.068997079351296">
            <text:p>0.0689970794</text:p>
          </table:table-cell>
          <table:table-cell office:value-type="float" office:value="0">
            <text:p>0</text:p>
          </table:table-cell>
          <table:table-cell table:formula="of:=[.F4]*(1+0.05*(RAND()*2-1)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${legs.minspeed}</text:p>
          </table:table-cell>
          <table:table-cell office:value-type="string">
            <text:p>${legs.maxspeed}</text:p>
          </table:table-cell>
          <table:table-cell office:value-type="float" office:value="-175">
            <text:p>-175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LEG2_KNEE</text:p>
          </table:table-cell>
          <table:table-cell office:value-type="float" office:value="21">
            <text:p>21</text:p>
          </table:table-cell>
          <table:table-cell office:value-type="string">
            <text:p>${servos.type}</text:p>
          </table:table-cell>
          <table:table-cell table:formula="of:=1/15" office:value-type="float" office:value="0.0666666666666667">
            <text:p>0.0666666667</text:p>
          </table:table-cell>
          <table:table-cell table:formula="of:=[.D5]*(1+0.05*(RAND()*2-1))" office:value-type="float" office:value="0.0665845618800571">
            <text:p>0.0665845619</text:p>
          </table:table-cell>
          <table:table-cell office:value-type="float" office:value="0">
            <text:p>0</text:p>
          </table:table-cell>
          <table:table-cell table:formula="of:=[.F5]*(1+0.05*(RAND()*2-1))" office:value-type="float" office:value="0">
            <text:p>0</text:p>
          </table:table-cell>
          <table:table-cell office:value-type="float" office:value="-3.6875">
            <text:p>-3.687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${legs.minspeed}</text:p>
          </table:table-cell>
          <table:table-cell office:value-type="string">
            <text:p>${legs.maxspeed}</text:p>
          </table:table-cell>
          <table:table-cell office:value-type="float" office:value="-175">
            <text:p>-175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LEG2_FEMUR</text:p>
          </table:table-cell>
          <table:table-cell office:value-type="float" office:value="22">
            <text:p>22</text:p>
          </table:table-cell>
          <table:table-cell office:value-type="string">
            <text:p>${servos.type}</text:p>
          </table:table-cell>
          <table:table-cell table:formula="of:=1/15" office:value-type="float" office:value="0.0666666666666667">
            <text:p>0.0666666667</text:p>
          </table:table-cell>
          <table:table-cell table:formula="of:=[.D6]*(1+0.05*(RAND()*2-1))" office:value-type="float" office:value="0.0661402092936138">
            <text:p>0.0661402093</text:p>
          </table:table-cell>
          <table:table-cell office:value-type="float" office:value="0">
            <text:p>0</text:p>
          </table:table-cell>
          <table:table-cell table:formula="of:=[.F6]*(1+0.05*(RAND()*2-1))" office:value-type="float" office:value="0">
            <text:p>0</text:p>
          </table:table-cell>
          <table:table-cell office:value-type="float" office:value="3.6875">
            <text:p>3.6875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${legs.minspeed}</text:p>
          </table:table-cell>
          <table:table-cell office:value-type="string">
            <text:p>${legs.maxspeed}</text:p>
          </table:table-cell>
          <table:table-cell office:value-type="float" office:value="-175">
            <text:p>-175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LEG2_HIP</text:p>
          </table:table-cell>
          <table:table-cell office:value-type="float" office:value="23">
            <text:p>23</text:p>
          </table:table-cell>
          <table:table-cell office:value-type="string">
            <text:p>${servos.type}</text:p>
          </table:table-cell>
          <table:table-cell table:formula="of:=1/15" office:value-type="float" office:value="0.0666666666666667">
            <text:p>0.0666666667</text:p>
          </table:table-cell>
          <table:table-cell table:formula="of:=[.D7]*(1+0.05*(RAND()*2-1))" office:value-type="float" office:value="0.0656788278153787">
            <text:p>0.0656788278</text:p>
          </table:table-cell>
          <table:table-cell office:value-type="float" office:value="0">
            <text:p>0</text:p>
          </table:table-cell>
          <table:table-cell table:formula="of:=[.F7]*(1+0.05*(RAND()*2-1)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${legs.minspeed}</text:p>
          </table:table-cell>
          <table:table-cell office:value-type="string">
            <text:p>${legs.maxspeed}</text:p>
          </table:table-cell>
          <table:table-cell office:value-type="float" office:value="-175">
            <text:p>-175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LEG3_KNEE</text:p>
          </table:table-cell>
          <table:table-cell office:value-type="float" office:value="31">
            <text:p>31</text:p>
          </table:table-cell>
          <table:table-cell office:value-type="string">
            <text:p>${servos.type}</text:p>
          </table:table-cell>
          <table:table-cell table:formula="of:=1/15" office:value-type="float" office:value="0.0666666666666667">
            <text:p>0.0666666667</text:p>
          </table:table-cell>
          <table:table-cell table:formula="of:=[.D8]*(1+0.05*(RAND()*2-1))" office:value-type="float" office:value="0.0646745409288754">
            <text:p>0.0646745409</text:p>
          </table:table-cell>
          <table:table-cell office:value-type="float" office:value="0">
            <text:p>0</text:p>
          </table:table-cell>
          <table:table-cell table:formula="of:=[.F8]*(1+0.05*(RAND()*2-1))" office:value-type="float" office:value="0">
            <text:p>0</text:p>
          </table:table-cell>
          <table:table-cell office:value-type="float" office:value="-3.6875">
            <text:p>-3.6875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${legs.minspeed}</text:p>
          </table:table-cell>
          <table:table-cell office:value-type="string">
            <text:p>${legs.maxspeed}</text:p>
          </table:table-cell>
          <table:table-cell office:value-type="float" office:value="-175">
            <text:p>-175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LEG3_FEMUR</text:p>
          </table:table-cell>
          <table:table-cell office:value-type="float" office:value="32">
            <text:p>32</text:p>
          </table:table-cell>
          <table:table-cell office:value-type="string">
            <text:p>${servos.type}</text:p>
          </table:table-cell>
          <table:table-cell table:formula="of:=1/15" office:value-type="float" office:value="0.0666666666666667">
            <text:p>0.0666666667</text:p>
          </table:table-cell>
          <table:table-cell table:formula="of:=[.D9]*(1+0.05*(RAND()*2-1))" office:value-type="float" office:value="0.0670204206866523">
            <text:p>0.0670204207</text:p>
          </table:table-cell>
          <table:table-cell office:value-type="float" office:value="0">
            <text:p>0</text:p>
          </table:table-cell>
          <table:table-cell table:formula="of:=[.F9]*(1+0.05*(RAND()*2-1))" office:value-type="float" office:value="0">
            <text:p>0</text:p>
          </table:table-cell>
          <table:table-cell office:value-type="float" office:value="3.6875">
            <text:p>3.6875</text:p>
          </table:table-cell>
          <table:table-cell office:value-type="float" office:value="2.5">
            <text:p>2.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${legs.minspeed}</text:p>
          </table:table-cell>
          <table:table-cell office:value-type="string">
            <text:p>${legs.maxspeed}</text:p>
          </table:table-cell>
          <table:table-cell office:value-type="float" office:value="-175">
            <text:p>-175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LEG3_HIP</text:p>
          </table:table-cell>
          <table:table-cell office:value-type="float" office:value="33">
            <text:p>33</text:p>
          </table:table-cell>
          <table:table-cell office:value-type="string">
            <text:p>${servos.type}</text:p>
          </table:table-cell>
          <table:table-cell table:formula="of:=1/15" office:value-type="float" office:value="0.0666666666666667">
            <text:p>0.0666666667</text:p>
          </table:table-cell>
          <table:table-cell table:formula="of:=[.D10]*(1+0.05*(RAND()*2-1))" office:value-type="float" office:value="0.0636342545164128">
            <text:p>0.0636342545</text:p>
          </table:table-cell>
          <table:table-cell office:value-type="float" office:value="0">
            <text:p>0</text:p>
          </table:table-cell>
          <table:table-cell table:formula="of:=[.F10]*(1+0.05*(RAND()*2-1)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${legs.minspeed}</text:p>
          </table:table-cell>
          <table:table-cell office:value-type="string">
            <text:p>${legs.maxspeed}</text:p>
          </table:table-cell>
          <table:table-cell office:value-type="float" office:value="-175">
            <text:p>-175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LEG4_KNEE</text:p>
          </table:table-cell>
          <table:table-cell office:value-type="float" office:value="41">
            <text:p>41</text:p>
          </table:table-cell>
          <table:table-cell office:value-type="string">
            <text:p>${servos.type}</text:p>
          </table:table-cell>
          <table:table-cell table:formula="of:=1/15" office:value-type="float" office:value="0.0666666666666667">
            <text:p>0.0666666667</text:p>
          </table:table-cell>
          <table:table-cell table:formula="of:=[.D11]*(1+0.05*(RAND()*2-1))" office:value-type="float" office:value="0.0665471752267331">
            <text:p>0.0665471752</text:p>
          </table:table-cell>
          <table:table-cell office:value-type="float" office:value="0">
            <text:p>0</text:p>
          </table:table-cell>
          <table:table-cell table:formula="of:=[.F11]*(1+0.05*(RAND()*2-1))" office:value-type="float" office:value="0">
            <text:p>0</text:p>
          </table:table-cell>
          <table:table-cell office:value-type="float" office:value="3.6875">
            <text:p>3.687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${legs.minspeed}</text:p>
          </table:table-cell>
          <table:table-cell office:value-type="string">
            <text:p>${legs.maxspeed}</text:p>
          </table:table-cell>
          <table:table-cell office:value-type="float" office:value="-175">
            <text:p>-175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LEG4_FEMUR</text:p>
          </table:table-cell>
          <table:table-cell office:value-type="float" office:value="42">
            <text:p>42</text:p>
          </table:table-cell>
          <table:table-cell office:value-type="string">
            <text:p>${servos.type}</text:p>
          </table:table-cell>
          <table:table-cell table:formula="of:=1/15" office:value-type="float" office:value="0.0666666666666667">
            <text:p>0.0666666667</text:p>
          </table:table-cell>
          <table:table-cell table:formula="of:=[.D12]*(1+0.05*(RAND()*2-1))" office:value-type="float" office:value="0.0678015938960016">
            <text:p>0.0678015939</text:p>
          </table:table-cell>
          <table:table-cell office:value-type="float" office:value="0">
            <text:p>0</text:p>
          </table:table-cell>
          <table:table-cell table:formula="of:=[.F12]*(1+0.05*(RAND()*2-1))" office:value-type="float" office:value="0">
            <text:p>0</text:p>
          </table:table-cell>
          <table:table-cell office:value-type="float" office:value="-3.6875">
            <text:p>-3.6875</text:p>
          </table:table-cell>
          <table:table-cell office:value-type="float" office:value="-2.5">
            <text:p>-2.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${legs.minspeed}</text:p>
          </table:table-cell>
          <table:table-cell office:value-type="string">
            <text:p>${legs.maxspeed}</text:p>
          </table:table-cell>
          <table:table-cell office:value-type="float" office:value="-175">
            <text:p>-175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LEG4_HIP</text:p>
          </table:table-cell>
          <table:table-cell office:value-type="float" office:value="43">
            <text:p>43</text:p>
          </table:table-cell>
          <table:table-cell office:value-type="string">
            <text:p>${servos.type}</text:p>
          </table:table-cell>
          <table:table-cell table:formula="of:=1/15" office:value-type="float" office:value="0.0666666666666667">
            <text:p>0.0666666667</text:p>
          </table:table-cell>
          <table:table-cell table:formula="of:=[.D13]*(1+0.05*(RAND()*2-1))" office:value-type="float" office:value="0.0652650410526743">
            <text:p>0.0652650411</text:p>
          </table:table-cell>
          <table:table-cell office:value-type="float" office:value="0">
            <text:p>0</text:p>
          </table:table-cell>
          <table:table-cell table:formula="of:=[.F13]*(1+0.05*(RAND()*2-1)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${legs.minspeed}</text:p>
          </table:table-cell>
          <table:table-cell office:value-type="string">
            <text:p>${legs.maxspeed}</text:p>
          </table:table-cell>
          <table:table-cell office:value-type="float" office:value="-175">
            <text:p>-175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LEFTARM_THUMB</text:p>
          </table:table-cell>
          <table:table-cell office:value-type="float" office:value="51">
            <text:p>51</text:p>
          </table:table-cell>
          <table:table-cell office:value-type="string">
            <text:p>${servos.type}</text:p>
          </table:table-cell>
          <table:table-cell table:formula="of:=1/15" office:value-type="float" office:value="0.0666666666666667">
            <text:p>0.0666666667</text:p>
          </table:table-cell>
          <table:table-cell table:formula="of:=[.D14]*(1+0.05*(RAND()*2-1))" office:value-type="float" office:value="0.0662696884820859">
            <text:p>0.0662696885</text:p>
          </table:table-cell>
          <table:table-cell office:value-type="float" office:value="0">
            <text:p>0</text:p>
          </table:table-cell>
          <table:table-cell table:formula="of:=[.F14]*(1+0.05*(RAND()*2-1)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90">
            <text:p>-90</text:p>
          </table:table-cell>
          <table:table-cell table:number-columns-repeated="2" office:value-type="float" office:value="0.4">
            <text:p>0.4</text:p>
          </table:table-cell>
          <table:table-cell office:value-type="float" office:value="360">
            <text:p>360</text:p>
          </table:table-cell>
          <table:table-cell office:value-type="float" office:value="500">
            <text:p>500</text:p>
          </table:table-cell>
          <table:table-cell office:value-type="float" office:value="-175">
            <text:p>-175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LEFTARM_TRIGGER</text:p>
          </table:table-cell>
          <table:table-cell office:value-type="float" office:value="52">
            <text:p>52</text:p>
          </table:table-cell>
          <table:table-cell office:value-type="string">
            <text:p>${servos.type}</text:p>
          </table:table-cell>
          <table:table-cell table:formula="of:=1/15" office:value-type="float" office:value="0.0666666666666667">
            <text:p>0.0666666667</text:p>
          </table:table-cell>
          <table:table-cell table:formula="of:=[.D15]*(1+0.05*(RAND()*2-1))" office:value-type="float" office:value="0.0666432004297773">
            <text:p>0.0666432004</text:p>
          </table:table-cell>
          <table:table-cell office:value-type="float" office:value="0">
            <text:p>0</text:p>
          </table:table-cell>
          <table:table-cell table:formula="of:=[.F15]*(1+0.05*(RAND()*2-1))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80">
            <text:p>180</text:p>
          </table:table-cell>
          <table:table-cell table:number-columns-repeated="2" office:value-type="float" office:value="0.4">
            <text:p>0.4</text:p>
          </table:table-cell>
          <table:table-cell office:value-type="float" office:value="360">
            <text:p>360</text:p>
          </table:table-cell>
          <table:table-cell office:value-type="float" office:value="500">
            <text:p>500</text:p>
          </table:table-cell>
          <table:table-cell office:value-type="float" office:value="-175">
            <text:p>-175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LEFTARM_MIDDLE</text:p>
          </table:table-cell>
          <table:table-cell office:value-type="float" office:value="53">
            <text:p>53</text:p>
          </table:table-cell>
          <table:table-cell office:value-type="string">
            <text:p>${servos.type}</text:p>
          </table:table-cell>
          <table:table-cell table:formula="of:=1/15" office:value-type="float" office:value="0.0666666666666667">
            <text:p>0.0666666667</text:p>
          </table:table-cell>
          <table:table-cell table:formula="of:=[.D16]*(1+0.05*(RAND()*2-1))" office:value-type="float" office:value="0.0692857448539386">
            <text:p>0.0692857449</text:p>
          </table:table-cell>
          <table:table-cell office:value-type="float" office:value="0">
            <text:p>0</text:p>
          </table:table-cell>
          <table:table-cell table:formula="of:=[.F16]*(1+0.05*(RAND()*2-1)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80">
            <text:p>-180</text:p>
          </table:table-cell>
          <table:table-cell table:number-columns-repeated="2" office:value-type="float" office:value="0.4">
            <text:p>0.4</text:p>
          </table:table-cell>
          <table:table-cell office:value-type="float" office:value="360">
            <text:p>360</text:p>
          </table:table-cell>
          <table:table-cell office:value-type="float" office:value="500">
            <text:p>500</text:p>
          </table:table-cell>
          <table:table-cell office:value-type="float" office:value="-175">
            <text:p>-175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LEFTARM_RING</text:p>
          </table:table-cell>
          <table:table-cell office:value-type="float" office:value="54">
            <text:p>54</text:p>
          </table:table-cell>
          <table:table-cell office:value-type="string">
            <text:p>${servos.type}</text:p>
          </table:table-cell>
          <table:table-cell table:formula="of:=1/15" office:value-type="float" office:value="0.0666666666666667">
            <text:p>0.0666666667</text:p>
          </table:table-cell>
          <table:table-cell table:formula="of:=[.D17]*(1+0.05*(RAND()*2-1))" office:value-type="float" office:value="0.0683954707874606">
            <text:p>0.0683954708</text:p>
          </table:table-cell>
          <table:table-cell office:value-type="float" office:value="0">
            <text:p>0</text:p>
          </table:table-cell>
          <table:table-cell table:formula="of:=[.F17]*(1+0.05*(RAND()*2-1)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80">
            <text:p>-180</text:p>
          </table:table-cell>
          <table:table-cell table:number-columns-repeated="2" office:value-type="float" office:value="0.4">
            <text:p>0.4</text:p>
          </table:table-cell>
          <table:table-cell office:value-type="float" office:value="360">
            <text:p>360</text:p>
          </table:table-cell>
          <table:table-cell office:value-type="float" office:value="500">
            <text:p>500</text:p>
          </table:table-cell>
          <table:table-cell office:value-type="float" office:value="-175">
            <text:p>-175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LEFTARM_FOREARM_ROTATE</text:p>
          </table:table-cell>
          <table:table-cell office:value-type="float" office:value="55">
            <text:p>55</text:p>
          </table:table-cell>
          <table:table-cell office:value-type="string">
            <text:p>${servos.type}</text:p>
          </table:table-cell>
          <table:table-cell table:formula="of:=1/15" office:value-type="float" office:value="0.0666666666666667">
            <text:p>0.0666666667</text:p>
          </table:table-cell>
          <table:table-cell table:formula="of:=[.D18]*(1+0.05*(RAND()*2-1))" office:value-type="float" office:value="0.0674476806850483">
            <text:p>0.0674476807</text:p>
          </table:table-cell>
          <table:table-cell office:value-type="float" office:value="0">
            <text:p>0</text:p>
          </table:table-cell>
          <table:table-cell table:formula="of:=[.F18]*(1+0.05*(RAND()*2-1))" office:value-type="float" office:value="0">
            <text:p>0</text:p>
          </table:table-cell>
          <table:table-cell office:value-type="float" office:value="3.6875">
            <text:p>3.687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${arms.minspeed}</text:p>
          </table:table-cell>
          <table:table-cell office:value-type="string">
            <text:p>${arms.maxspeed}</text:p>
          </table:table-cell>
          <table:table-cell office:value-type="float" office:value="-175">
            <text:p>-175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LEFTARM_ELBOW</text:p>
          </table:table-cell>
          <table:table-cell office:value-type="float" office:value="56">
            <text:p>56</text:p>
          </table:table-cell>
          <table:table-cell office:value-type="string">
            <text:p>${servos.type}</text:p>
          </table:table-cell>
          <table:table-cell table:formula="of:=1/15" office:value-type="float" office:value="0.0666666666666667">
            <text:p>0.0666666667</text:p>
          </table:table-cell>
          <table:table-cell table:formula="of:=[.D19]*(1+0.05*(RAND()*2-1))" office:value-type="float" office:value="0.0660196147610744">
            <text:p>0.0660196148</text:p>
          </table:table-cell>
          <table:table-cell office:value-type="float" office:value="0">
            <text:p>0</text:p>
          </table:table-cell>
          <table:table-cell table:formula="of:=[.F19]*(1+0.05*(RAND()*2-1))" office:value-type="float" office:value="0">
            <text:p>0</text:p>
          </table:table-cell>
          <table:table-cell office:value-type="float" office:value="3.6875">
            <text:p>3.687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${arms.minspeed}</text:p>
          </table:table-cell>
          <table:table-cell office:value-type="string">
            <text:p>${arms.maxspeed}</text:p>
          </table:table-cell>
          <table:table-cell office:value-type="float" office:value="-175">
            <text:p>-175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LEFTARM_BICEP_ROTATE</text:p>
          </table:table-cell>
          <table:table-cell office:value-type="float" office:value="57">
            <text:p>57</text:p>
          </table:table-cell>
          <table:table-cell office:value-type="string">
            <text:p>${servos.type}</text:p>
          </table:table-cell>
          <table:table-cell table:formula="of:=1/15" office:value-type="float" office:value="0.0666666666666667">
            <text:p>0.0666666667</text:p>
          </table:table-cell>
          <table:table-cell table:formula="of:=[.D20]*(1+0.05*(RAND()*2-1))" office:value-type="float" office:value="0.0636079093658676">
            <text:p>0.0636079094</text:p>
          </table:table-cell>
          <table:table-cell office:value-type="float" office:value="0">
            <text:p>0</text:p>
          </table:table-cell>
          <table:table-cell table:formula="of:=[.F20]*(1+0.05*(RAND()*2-1))" office:value-type="float" office:value="0">
            <text:p>0</text:p>
          </table:table-cell>
          <table:table-cell office:value-type="float" office:value="3.6875">
            <text:p>3.6875</text:p>
          </table:table-cell>
          <table:table-cell office:value-type="float" office:value="-120">
            <text:p>-12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${arms.minspeed}</text:p>
          </table:table-cell>
          <table:table-cell office:value-type="string">
            <text:p>${arms.maxspeed}</text:p>
          </table:table-cell>
          <table:table-cell office:value-type="float" office:value="-175">
            <text:p>-175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LEFTARM_SHOULDER_UD</text:p>
          </table:table-cell>
          <table:table-cell office:value-type="float" office:value="58">
            <text:p>58</text:p>
          </table:table-cell>
          <table:table-cell office:value-type="string">
            <text:p>${servos.type}</text:p>
          </table:table-cell>
          <table:table-cell table:formula="of:=1/15" office:value-type="float" office:value="0.0666666666666667">
            <text:p>0.0666666667</text:p>
          </table:table-cell>
          <table:table-cell table:formula="of:=[.D21]*(1+0.05*(RAND()*2-1))" office:value-type="float" office:value="0.0659481445730974">
            <text:p>0.0659481446</text:p>
          </table:table-cell>
          <table:table-cell office:value-type="float" office:value="0">
            <text:p>0</text:p>
          </table:table-cell>
          <table:table-cell table:formula="of:=[.F21]*(1+0.05*(RAND()*2-1))" office:value-type="float" office:value="0">
            <text:p>0</text:p>
          </table:table-cell>
          <table:table-cell office:value-type="float" office:value="3.6875">
            <text:p>3.687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${arms.minspeed}</text:p>
          </table:table-cell>
          <table:table-cell office:value-type="string">
            <text:p>${arms.maxspeed}</text:p>
          </table:table-cell>
          <table:table-cell office:value-type="float" office:value="-175">
            <text:p>-175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LEFTARM_SHOULDER_IO</text:p>
          </table:table-cell>
          <table:table-cell office:value-type="float" office:value="59">
            <text:p>59</text:p>
          </table:table-cell>
          <table:table-cell office:value-type="string">
            <text:p>${servos.type}</text:p>
          </table:table-cell>
          <table:table-cell table:formula="of:=1/15" office:value-type="float" office:value="0.0666666666666667">
            <text:p>0.0666666667</text:p>
          </table:table-cell>
          <table:table-cell table:formula="of:=[.D22]*(1+0.05*(RAND()*2-1))" office:value-type="float" office:value="0.0687224264598141">
            <text:p>0.0687224265</text:p>
          </table:table-cell>
          <table:table-cell office:value-type="float" office:value="0">
            <text:p>0</text:p>
          </table:table-cell>
          <table:table-cell table:formula="of:=[.F22]*(1+0.05*(RAND()*2-1))" office:value-type="float" office:value="0">
            <text:p>0</text:p>
          </table:table-cell>
          <table:table-cell office:value-type="float" office:value="3.6875">
            <text:p>3.687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${arms.minspeed}</text:p>
          </table:table-cell>
          <table:table-cell office:value-type="string">
            <text:p>${arms.maxspeed}</text:p>
          </table:table-cell>
          <table:table-cell office:value-type="float" office:value="-175">
            <text:p>-175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RIGHTARM_THUMB</text:p>
          </table:table-cell>
          <table:table-cell office:value-type="float" office:value="61">
            <text:p>61</text:p>
          </table:table-cell>
          <table:table-cell office:value-type="string">
            <text:p>${servos.type}</text:p>
          </table:table-cell>
          <table:table-cell table:formula="of:=1/15" office:value-type="float" office:value="0.0666666666666667">
            <text:p>0.0666666667</text:p>
          </table:table-cell>
          <table:table-cell table:formula="of:=[.D23]*(1+0.05*(RAND()*2-1))" office:value-type="float" office:value="0.065266801516215">
            <text:p>0.0652668015</text:p>
          </table:table-cell>
          <table:table-cell office:value-type="float" office:value="0">
            <text:p>0</text:p>
          </table:table-cell>
          <table:table-cell table:formula="of:=[.F23]*(1+0.05*(RAND()*2-1))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0">
            <text:p>90</text:p>
          </table:table-cell>
          <table:table-cell table:number-columns-repeated="2" office:value-type="float" office:value="0.4">
            <text:p>0.4</text:p>
          </table:table-cell>
          <table:table-cell office:value-type="float" office:value="360">
            <text:p>360</text:p>
          </table:table-cell>
          <table:table-cell office:value-type="float" office:value="500">
            <text:p>500</text:p>
          </table:table-cell>
          <table:table-cell office:value-type="float" office:value="-175">
            <text:p>-175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RIGHTARM_TRIGGER</text:p>
          </table:table-cell>
          <table:table-cell office:value-type="float" office:value="62">
            <text:p>62</text:p>
          </table:table-cell>
          <table:table-cell office:value-type="string">
            <text:p>${servos.type}</text:p>
          </table:table-cell>
          <table:table-cell table:formula="of:=1/15" office:value-type="float" office:value="0.0666666666666667">
            <text:p>0.0666666667</text:p>
          </table:table-cell>
          <table:table-cell table:formula="of:=[.D24]*(1+0.05*(RAND()*2-1))" office:value-type="float" office:value="0.0680362097142885">
            <text:p>0.0680362097</text:p>
          </table:table-cell>
          <table:table-cell office:value-type="float" office:value="0">
            <text:p>0</text:p>
          </table:table-cell>
          <table:table-cell table:formula="of:=[.F24]*(1+0.05*(RAND()*2-1)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80">
            <text:p>-180</text:p>
          </table:table-cell>
          <table:table-cell table:number-columns-repeated="2" office:value-type="float" office:value="0.4">
            <text:p>0.4</text:p>
          </table:table-cell>
          <table:table-cell office:value-type="float" office:value="360">
            <text:p>360</text:p>
          </table:table-cell>
          <table:table-cell office:value-type="float" office:value="500">
            <text:p>500</text:p>
          </table:table-cell>
          <table:table-cell office:value-type="float" office:value="-175">
            <text:p>-175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RIGHTARM_MIDDLE</text:p>
          </table:table-cell>
          <table:table-cell office:value-type="float" office:value="63">
            <text:p>63</text:p>
          </table:table-cell>
          <table:table-cell office:value-type="string">
            <text:p>${servos.type}</text:p>
          </table:table-cell>
          <table:table-cell table:formula="of:=1/15" office:value-type="float" office:value="0.0666666666666667">
            <text:p>0.0666666667</text:p>
          </table:table-cell>
          <table:table-cell table:formula="of:=[.D25]*(1+0.05*(RAND()*2-1))" office:value-type="float" office:value="0.064847705271095">
            <text:p>0.0648477053</text:p>
          </table:table-cell>
          <table:table-cell office:value-type="float" office:value="0">
            <text:p>0</text:p>
          </table:table-cell>
          <table:table-cell table:formula="of:=[.F25]*(1+0.05*(RAND()*2-1))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80">
            <text:p>180</text:p>
          </table:table-cell>
          <table:table-cell table:number-columns-repeated="2" office:value-type="float" office:value="0.4">
            <text:p>0.4</text:p>
          </table:table-cell>
          <table:table-cell office:value-type="float" office:value="360">
            <text:p>360</text:p>
          </table:table-cell>
          <table:table-cell office:value-type="float" office:value="500">
            <text:p>500</text:p>
          </table:table-cell>
          <table:table-cell office:value-type="float" office:value="-175">
            <text:p>-175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RIGHTARM_RING</text:p>
          </table:table-cell>
          <table:table-cell office:value-type="float" office:value="64">
            <text:p>64</text:p>
          </table:table-cell>
          <table:table-cell office:value-type="string">
            <text:p>${servos.type}</text:p>
          </table:table-cell>
          <table:table-cell table:formula="of:=1/15" office:value-type="float" office:value="0.0666666666666667">
            <text:p>0.0666666667</text:p>
          </table:table-cell>
          <table:table-cell table:formula="of:=[.D26]*(1+0.05*(RAND()*2-1))" office:value-type="float" office:value="0.0669355612775932">
            <text:p>0.0669355613</text:p>
          </table:table-cell>
          <table:table-cell office:value-type="float" office:value="0">
            <text:p>0</text:p>
          </table:table-cell>
          <table:table-cell table:formula="of:=[.F26]*(1+0.05*(RAND()*2-1))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80">
            <text:p>180</text:p>
          </table:table-cell>
          <table:table-cell table:number-columns-repeated="2" office:value-type="float" office:value="0.4">
            <text:p>0.4</text:p>
          </table:table-cell>
          <table:table-cell office:value-type="float" office:value="360">
            <text:p>360</text:p>
          </table:table-cell>
          <table:table-cell office:value-type="float" office:value="500">
            <text:p>500</text:p>
          </table:table-cell>
          <table:table-cell office:value-type="float" office:value="-175">
            <text:p>-175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RIGHTARM_FOREARM_ROTATE</text:p>
          </table:table-cell>
          <table:table-cell office:value-type="float" office:value="65">
            <text:p>65</text:p>
          </table:table-cell>
          <table:table-cell office:value-type="string">
            <text:p>${servos.type}</text:p>
          </table:table-cell>
          <table:table-cell table:formula="of:=1/15" office:value-type="float" office:value="0.0666666666666667">
            <text:p>0.0666666667</text:p>
          </table:table-cell>
          <table:table-cell table:formula="of:=[.D27]*(1+0.05*(RAND()*2-1))" office:value-type="float" office:value="0.0643538474819313">
            <text:p>0.0643538475</text:p>
          </table:table-cell>
          <table:table-cell office:value-type="float" office:value="0">
            <text:p>0</text:p>
          </table:table-cell>
          <table:table-cell table:formula="of:=[.F27]*(1+0.05*(RAND()*2-1))" office:value-type="float" office:value="0">
            <text:p>0</text:p>
          </table:table-cell>
          <table:table-cell office:value-type="float" office:value="-3.6875">
            <text:p>-3.6875</text:p>
          </table:table-cell>
          <table:table-cell office:value-type="float" office:value="-36.875">
            <text:p>-36.87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${arms.minspeed}</text:p>
          </table:table-cell>
          <table:table-cell office:value-type="string">
            <text:p>${arms.maxspeed}</text:p>
          </table:table-cell>
          <table:table-cell office:value-type="float" office:value="-175">
            <text:p>-175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RIGHTARM_ELBOW</text:p>
          </table:table-cell>
          <table:table-cell office:value-type="float" office:value="66">
            <text:p>66</text:p>
          </table:table-cell>
          <table:table-cell office:value-type="string">
            <text:p>${servos.type}</text:p>
          </table:table-cell>
          <table:table-cell table:formula="of:=1/15" office:value-type="float" office:value="0.0666666666666667">
            <text:p>0.0666666667</text:p>
          </table:table-cell>
          <table:table-cell table:formula="of:=[.D28]*(1+0.05*(RAND()*2-1))" office:value-type="float" office:value="0.0647494800916563">
            <text:p>0.0647494801</text:p>
          </table:table-cell>
          <table:table-cell office:value-type="float" office:value="0">
            <text:p>0</text:p>
          </table:table-cell>
          <table:table-cell table:formula="of:=[.F28]*(1+0.05*(RAND()*2-1))" office:value-type="float" office:value="0">
            <text:p>0</text:p>
          </table:table-cell>
          <table:table-cell office:value-type="float" office:value="-3.6875">
            <text:p>-3.687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${arms.minspeed}</text:p>
          </table:table-cell>
          <table:table-cell office:value-type="string">
            <text:p>${arms.maxspeed}</text:p>
          </table:table-cell>
          <table:table-cell office:value-type="float" office:value="-175">
            <text:p>-175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RIGHTARM_BICEP_ROTATE</text:p>
          </table:table-cell>
          <table:table-cell office:value-type="float" office:value="67">
            <text:p>67</text:p>
          </table:table-cell>
          <table:table-cell office:value-type="string">
            <text:p>${servos.type}</text:p>
          </table:table-cell>
          <table:table-cell table:formula="of:=1/15" office:value-type="float" office:value="0.0666666666666667">
            <text:p>0.0666666667</text:p>
          </table:table-cell>
          <table:table-cell table:formula="of:=[.D29]*(1+0.05*(RAND()*2-1))" office:value-type="float" office:value="0.0692828579122822">
            <text:p>0.0692828579</text:p>
          </table:table-cell>
          <table:table-cell office:value-type="float" office:value="0">
            <text:p>0</text:p>
          </table:table-cell>
          <table:table-cell table:formula="of:=[.F29]*(1+0.05*(RAND()*2-1))" office:value-type="float" office:value="0">
            <text:p>0</text:p>
          </table:table-cell>
          <table:table-cell office:value-type="float" office:value="-3.6875">
            <text:p>-3.6875</text:p>
          </table:table-cell>
          <table:table-cell office:value-type="float" office:value="-20">
            <text:p>-2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${arms.minspeed}</text:p>
          </table:table-cell>
          <table:table-cell office:value-type="string">
            <text:p>${arms.maxspeed}</text:p>
          </table:table-cell>
          <table:table-cell office:value-type="float" office:value="-175">
            <text:p>-175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RIGHTARM_SHOULDER_UD</text:p>
          </table:table-cell>
          <table:table-cell office:value-type="float" office:value="68">
            <text:p>68</text:p>
          </table:table-cell>
          <table:table-cell office:value-type="string">
            <text:p>${servos.type}</text:p>
          </table:table-cell>
          <table:table-cell table:formula="of:=1/15" office:value-type="float" office:value="0.0666666666666667">
            <text:p>0.0666666667</text:p>
          </table:table-cell>
          <table:table-cell table:formula="of:=[.D30]*(1+0.05*(RAND()*2-1))" office:value-type="float" office:value="0.0665755100020518">
            <text:p>0.06657551</text:p>
          </table:table-cell>
          <table:table-cell office:value-type="float" office:value="0">
            <text:p>0</text:p>
          </table:table-cell>
          <table:table-cell table:formula="of:=[.F30]*(1+0.05*(RAND()*2-1))" office:value-type="float" office:value="0">
            <text:p>0</text:p>
          </table:table-cell>
          <table:table-cell office:value-type="float" office:value="-3.6875">
            <text:p>-3.6875</text:p>
          </table:table-cell>
          <table:table-cell office:value-type="float" office:value="-25.81">
            <text:p>-25.8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${arms.minspeed}</text:p>
          </table:table-cell>
          <table:table-cell office:value-type="string">
            <text:p>${arms.maxspeed}</text:p>
          </table:table-cell>
          <table:table-cell office:value-type="float" office:value="-175">
            <text:p>-175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RIGHTARM_SHOULDER_IO</text:p>
          </table:table-cell>
          <table:table-cell office:value-type="float" office:value="69">
            <text:p>69</text:p>
          </table:table-cell>
          <table:table-cell office:value-type="string">
            <text:p>${servos.type}</text:p>
          </table:table-cell>
          <table:table-cell table:formula="of:=1/15" office:value-type="float" office:value="0.0666666666666667">
            <text:p>0.0666666667</text:p>
          </table:table-cell>
          <table:table-cell table:formula="of:=[.D31]*(1+0.05*(RAND()*2-1))" office:value-type="float" office:value="0.0667969018997004">
            <text:p>0.0667969019</text:p>
          </table:table-cell>
          <table:table-cell office:value-type="float" office:value="0">
            <text:p>0</text:p>
          </table:table-cell>
          <table:table-cell table:formula="of:=[.F31]*(1+0.05*(RAND()*2-1))" office:value-type="float" office:value="0">
            <text:p>0</text:p>
          </table:table-cell>
          <table:table-cell office:value-type="float" office:value="-3.6875">
            <text:p>-3.687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${arms.minspeed}</text:p>
          </table:table-cell>
          <table:table-cell office:value-type="string">
            <text:p>${arms.maxspeed}</text:p>
          </table:table-cell>
          <table:table-cell office:value-type="float" office:value="-175">
            <text:p>-175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WAIST</text:p>
          </table:table-cell>
          <table:table-cell office:value-type="float" office:value="91">
            <text:p>91</text:p>
          </table:table-cell>
          <table:table-cell office:value-type="string">
            <text:p>${servos.type}</text:p>
          </table:table-cell>
          <table:table-cell table:formula="of:=1/15" office:value-type="float" office:value="0.0666666666666667">
            <text:p>0.0666666667</text:p>
          </table:table-cell>
          <table:table-cell table:formula="of:=[.D32]*(1+0.05*(RAND()*2-1))" office:value-type="float" office:value="0.0683424291883906">
            <text:p>0.0683424292</text:p>
          </table:table-cell>
          <table:table-cell office:value-type="float" office:value="0">
            <text:p>0</text:p>
          </table:table-cell>
          <table:table-cell table:formula="of:=[.F32]*(1+0.05*(RAND()*2-1))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-12">
            <text:p>-1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-175">
            <text:p>-175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NECKUD</text:p>
          </table:table-cell>
          <table:table-cell office:value-type="float" office:value="94">
            <text:p>94</text:p>
          </table:table-cell>
          <table:table-cell office:value-type="string">
            <text:p>${servos.type}</text:p>
          </table:table-cell>
          <table:table-cell table:formula="of:=1/15" office:value-type="float" office:value="0.0666666666666667">
            <text:p>0.0666666667</text:p>
          </table:table-cell>
          <table:table-cell table:formula="of:=[.D33]*(1+0.05*(RAND()*2-1))" office:value-type="float" office:value="0.0645687797727684">
            <text:p>0.0645687798</text:p>
          </table:table-cell>
          <table:table-cell office:value-type="float" office:value="0">
            <text:p>0</text:p>
          </table:table-cell>
          <table:table-cell table:formula="of:=[.F33]*(1+0.05*(RAND()*2-1))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2"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-175">
            <text:p>-175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NECKLR</text:p>
          </table:table-cell>
          <table:table-cell office:value-type="float" office:value="93">
            <text:p>93</text:p>
          </table:table-cell>
          <table:table-cell office:value-type="string">
            <text:p>${servos.type}</text:p>
          </table:table-cell>
          <table:table-cell table:formula="of:=1/15" office:value-type="float" office:value="0.0666666666666667">
            <text:p>0.0666666667</text:p>
          </table:table-cell>
          <table:table-cell table:formula="of:=[.D34]*(1+0.05*(RAND()*2-1))" office:value-type="float" office:value="0.0651451554087301">
            <text:p>0.0651451554</text:p>
          </table:table-cell>
          <table:table-cell office:value-type="float" office:value="0">
            <text:p>0</text:p>
          </table:table-cell>
          <table:table-cell table:formula="of:=[.F34]*(1+0.05*(RAND()*2-1)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-175">
            <text:p>-175</text:p>
          </table:table-cell>
          <table:table-cell office:value-type="float" office:value="175">
            <text:p>175</text:p>
          </table:table-cell>
        </table:table-row>
        <table:table-row table:style-name="ro2" table:number-rows-repeated="1048541">
          <table:table-cell table:number-columns-repeated="15"/>
        </table:table-row>
        <table:table-row table:style-name="ro2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2-05T16:07:06</dc:date>
    <meta:generator>LibreOffice/3.5$Linux_X86_64 LibreOffice_project/350m1$Build-2</meta:generator>
    <meta:editing-duration>P0D</meta:editing-duration>
    <meta:editing-cycles>3</meta:editing-cycles>
    <meta:document-statistic meta:table-count="1" meta:cell-count="510" meta:object-count="0"/>
  </office:meta>
</office:document-meta>
</file>